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A000003334D45534429DC8F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238cm" svg:y="0.938cm" svg:width="13.804cm" svg:height="13.178cm" draw:z-index="0"><draw:image xlink:href="Pictures/100000000000035A000003334D45534429DC8F1B.png" xlink:type="simple" xlink:show="embed" xlink:actuate="onLoad" loext:mime-type="image/png"/></draw:frame><draw:frame draw:style-name="fr1" draw:name="Image2" text:anchor-type="char" svg:x="13.358cm" svg:y="0.855cm" svg:width="13.864cm" svg:height="13.234cm" draw:z-index="1"><draw:image xlink:href="Pictures/100000000000035A000003334D45534429DC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47:10.058957648</meta:creation-date>
    <dc:date>2022-03-07T23:05:31.585959717</dc:date>
    <meta:editing-duration>PT7M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